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93d" officeooo:paragraph-rsid="0015293d"/>
    </style:style>
    <style:style style:name="P2" style:family="paragraph" style:parent-style-name="Standard">
      <style:text-properties officeooo:rsid="0015ab64" officeooo:paragraph-rsid="0015a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nages :</text:p>
      <text:p text:style-name="P2">Un roux</text:p>
      <text:p text:style-name="P2">Situation :</text:p>
      <text:p text:style-name="P2">une teinture </text:p>
      <text:p text:style-name="P2">élément perturbateur :</text:p>
      <text:p text:style-name="P2">ne reste que des teintures de couleur bleu ou verte</text:p>
      <text:p text:style-name="P2">Resolution :</text:p>
      <text:p text:style-name="P2">Reste roux toute ça vie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7:30:44.915000000</meta:creation-date>
    <dc:date>2021-10-04T17:45:36.393000000</dc:date>
    <meta:editing-duration>PT4M41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8" meta:word-count="28" meta:character-count="152" meta:non-whitespace-character-count="131"/>
  </office:meta>
</office:document-meta>
</file>